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722" officeooo:paragraph-rsid="000c4722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c4722" officeooo:paragraph-rsid="000c4722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0f4e99" officeooo:paragraph-rsid="000f4e99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0469a" officeooo:paragraph-rsid="0010469a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1ea03" officeooo:paragraph-rsid="0011ea03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paragraph-rsid="0011ea03"/>
    </style:style>
    <style:style style:name="P7" style:family="paragraph" style:parent-style-name="Standard">
      <style:text-properties officeooo:rsid="000f4e99" officeooo:paragraph-rsid="000f4e99"/>
    </style:style>
    <style:style style:name="P8" style:family="paragraph" style:parent-style-name="Standard">
      <style:text-properties style:text-underline-style="none" officeooo:rsid="0010469a" officeooo:paragraph-rsid="0010469a"/>
    </style:style>
    <style:style style:name="P9" style:family="paragraph" style:parent-style-name="Standard">
      <style:text-properties officeooo:rsid="0010469a" officeooo:paragraph-rsid="0010469a"/>
    </style:style>
    <style:style style:name="P10" style:family="paragraph" style:parent-style-name="Standard">
      <style:text-properties officeooo:paragraph-rsid="0010469a"/>
    </style:style>
    <style:style style:name="P11" style:family="paragraph" style:parent-style-name="Standard">
      <style:text-properties style:text-line-through-style="none" style:text-line-through-type="none" style:text-underline-style="solid" style:text-underline-type="double" style:text-underline-width="auto" style:text-underline-color="font-color" officeooo:rsid="0010469a" officeooo:paragraph-rsid="0010469a"/>
    </style:style>
    <style:style style:name="P12" style:family="paragraph" style:parent-style-name="Standard">
      <style:text-properties officeooo:rsid="0011ea03" officeooo:paragraph-rsid="0011ea03"/>
    </style:style>
    <style:style style:name="P13" style:family="paragraph" style:parent-style-name="Standard">
      <style:text-properties officeooo:paragraph-rsid="0011ea03"/>
    </style:style>
    <style:style style:name="P14" style:family="paragraph" style:parent-style-name="Standard">
      <style:text-properties style:text-underline-style="solid" style:text-underline-type="double" style:text-underline-width="auto" style:text-underline-color="#000000" officeooo:paragraph-rsid="0011ea03"/>
    </style:style>
    <style:style style:name="T1" style:family="text">
      <style:text-properties officeooo:rsid="000e1c14"/>
    </style:style>
    <style:style style:name="T2" style:family="text">
      <style:text-properties officeooo:rsid="000f4e99"/>
    </style:style>
    <style:style style:name="T3" style:family="text">
      <style:text-properties officeooo:rsid="0010469a"/>
    </style:style>
    <style:style style:name="T4" style:family="text">
      <style:text-properties style:text-underline-style="none" officeooo:rsid="0010469a"/>
    </style:style>
    <style:style style:name="T5" style:family="text">
      <style:text-properties officeooo:rsid="0011ea0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1e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 programming Curriculum</text:p>
      <text:p text:style-name="P1"/>
      <text:p text:style-name="P2">Section 1 : Introduction <text:span text:style-name="T2">and Basic Concepts in C</text:span></text:p>
      <text:p text:style-name="P1">-- History and Origin of C programming language</text:p>
      <text:p text:style-name="P1">-- Current use of C.. real world applications</text:p>
      <text:p text:style-name="P1">-- Features of the C programming language.</text:p>
      <text:p text:style-name="P1">-- <text:span text:style-name="T1">Structure of a C Program</text:span></text:p>
      <text:p text:style-name="P1">-- <text:span text:style-name="T2">The 4 fundamental stages of the C Compilation Process.</text:span></text:p>
      <text:p text:style-name="P1">--<text:span text:style-name="T2">Write you first program (Hello World)</text:span></text:p>
      <text:p text:style-name="P1">--<text:span text:style-name="T2">How to compile and run a C program in both Linux and Windows.</text:span></text:p>
      <text:p text:style-name="P1">--<text:span text:style-name="T2">Comments in C</text:span></text:p>
      <text:p text:style-name="P1"/>
      <text:p text:style-name="P3">Section 2 : Variables and Data Types.</text:p>
      <text:p text:style-name="P7">-- Variables .. declaration &amp; Initialization </text:p>
      <text:p text:style-name="P7">-- Variable naming conventions in C</text:p>
      <text:p text:style-name="P7">-- Data Types in C</text:p>
      <text:p text:style-name="P7">-- Variable Scope </text:p>
      <text:p text:style-name="P7">-- Format Specifiers</text:p>
      <text:p text:style-name="P7">-- <text:span text:style-name="T3">Enums and Chars ***</text:span></text:p>
      <text:p text:style-name="P7">-- <text:span text:style-name="T3">Coding challenge #0</text:span></text:p>
      <text:p text:style-name="P7"/>
      <text:p text:style-name="P4">Section 3 : Operators</text:p>
      <text:p text:style-name="P8">-- Overview of operators</text:p>
      <text:p text:style-name="P8">-- Basic Operators</text:p>
      <text:p text:style-name="P8">-- Bitwise Operators</text:p>
      <text:p text:style-name="P10"><text:span text:style-name="T4">-- </text:span>The Cast and sizeof Operators</text:p>
      <text:p text:style-name="P10"><text:span text:style-name="T4">-- </text:span>Operator Precedence</text:p>
      <text:p text:style-name="P8">-- Coding Challenge #1</text:p>
      <text:p text:style-name="P8"/>
      <text:p text:style-name="P11">Section 4 : Control Flow</text:p>
      <text:p text:style-name="P8">-- Overview of Control flow</text:p>
      <text:p text:style-name="P8">-- If Statements</text:p>
      <text:p text:style-name="P8">-- Switch Statements</text:p>
      <text:p text:style-name="P8">-- For loops</text:p>
      <text:p text:style-name="P8">-- While and Do-While</text:p>
      <text:p text:style-name="P8">-- Nested Loops and loop Control- Break and continue</text:p>
      <text:p text:style-name="P8">-- Coding Challenge #2</text:p>
      <text:p text:style-name="P8"/>
      <text:p text:style-name="P4">Section 5 : Data Structures (Arrays and String Handling)</text:p>
      <text:p text:style-name="P10"><text:span text:style-name="T4">-- <text:s/></text:span>Creating and using Arrays</text:p>
      <text:p text:style-name="P10"><text:span text:style-name="T4">-- I</text:span>nitialization</text:p>
      <text:p text:style-name="P10"><text:span text:style-name="T4">-- </text:span>Multidimensional Arrays</text:p>
      <text:p text:style-name="P10">-- Variable Length Arrays</text:p>
      <text:p text:style-name="P10">-- <text:span text:style-name="T3">Strings in C</text:span></text:p>
      <text:p text:style-name="P10"/>
      <text:p text:style-name="P4">Section 6 : Functions</text:p>
      <text:p text:style-name="P9">-- Functions in C</text:p>
      <text:p text:style-name="P9">-- <text:span text:style-name="T5">Arguments and Parameters</text:span></text:p>
      <text:p text:style-name="P9">-- Functions Prototypes</text:p>
      <text:p text:style-name="P9">-- <text:span text:style-name="T5">Recursion Concept</text:span></text:p>
      <text:p text:style-name="P9"/>
      <text:p text:style-name="P12"/>
      <text:p text:style-name="P5"><text:soft-page-break/>Section 7 : Debugging</text:p>
      <text:p text:style-name="P12">-- Understanding the call stack</text:p>
      <text:p text:style-name="P12">-- Understanding errors </text:p>
      <text:p text:style-name="P12"/>
      <text:p text:style-name="P5">Sections 8 : Pointers</text:p>
      <text:p text:style-name="P12">-- Basics of Pointers</text:p>
      <text:p text:style-name="P12">-- Defining , Accessing , Using <text:s/>pointers</text:p>
      <text:p text:style-name="P12">-- Pointers and Const </text:p>
      <text:p text:style-name="P12">-- Pointers and Arrays </text:p>
      <text:p text:style-name="P12">-- Pointers and Strings</text:p>
      <text:p text:style-name="P12"/>
      <text:p text:style-name="P6"><text:span text:style-name="T5">Sections 9 : </text:span>Dynamic Memory Allocation</text:p>
      <text:p text:style-name="P13"><text:span text:style-name="T5">-- </text:span>malloc, calloc, and realloc</text:p>
      <text:p text:style-name="P13">-- Using Dynamic Memory</text:p>
      <text:p text:style-name="P13">-- <text:span text:style-name="T5">Linked Lists</text:span></text:p>
      <text:p text:style-name="P13">-- <text:span text:style-name="T5">Stacks and Queue</text:span></text:p>
      <text:p text:style-name="P13"/>
      <text:p text:style-name="P14"><text:span text:style-name="T5">Section 10 : </text:span>File Management &amp; Preprocessors in C </text:p>
      <text:p text:style-name="P12">-- File Handling input and Output</text:p>
      <text:p text:style-name="P12">-- Multiline Macros in C</text:p>
      <text:p text:style-name="P12">-- Preprocessor in C</text:p>
      <text:p text:style-name="P12"/>
      <text:p text:style-name="P5">Section 11 : The Standard C library</text:p>
      <text:p text:style-name="P12">-- Standard Header Files</text:p>
      <text:p text:style-name="P12">-- Various Functions.. math functions .. utility functions</text:p>
      <text:p text:style-name="P12"/>
      <text:p text:style-name="P5">Section 12 : Projec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00:11:28.439523808</meta:creation-date>
    <dc:date>2023-03-01T02:13:58.630242797</dc:date>
    <meta:editing-duration>PT1H6M58S</meta:editing-duration>
    <meta:editing-cycles>1</meta:editing-cycles>
    <meta:document-statistic meta:table-count="0" meta:image-count="0" meta:object-count="0" meta:page-count="2" meta:paragraph-count="66" meta:word-count="331" meta:character-count="1870" meta:non-whitespace-character-count="1599"/>
    <meta:generator>LibreOffice/7.3.7.2$Linux_X86_64 LibreOffice_project/30$Build-2</meta:generator>
  </office:meta>
</office:document-meta>
</file>